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y_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 (to date)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 (to date)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2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3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4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5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6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7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8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9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0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01" table:formula="of:=([.A11]/10)" table:style-name="ce1">
            <text:p>0.01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01" table:formula="of:=([.A12]/10)" table:style-name="ce1">
            <text:p>0.0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01" table:formula="of:=([.A13]/10)" table:style-name="ce1">
            <text:p>0.01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  <table:table table:name="Day_5" table:style-name="ta1">
        <table:table-column table:style-name="co1" table:number-columns-repeated="12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 (to date)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 (to date)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Survival Rate</text:p>
          </table:table-cell>
          <table:table-cell office:value-type="string" table:style-name="ce1">
            <text:p>Deformity Rate</text:p>
          </table:table-cell>
          <table:table-cell office:value-type="string" table:style-name="ce1">
            <text:p>Hatch Rate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(20-[.C2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 stunted dev, 1 curved tail</text:p>
          </table:table-cell>
          <table:table-cell office:value-type="float" office:value="0.8" table:formula="of:=([.C2]/SUM([.C2];[.E2]))" table:style-name="ce1">
            <text:p>0.8</text:p>
          </table:table-cell>
          <table:table-cell office:value-type="float" office:value="0.05" table:formula="of:=([.F2]/SUM([.C2];[.E2]))" table:style-name="ce1">
            <text:p>0.05</text:p>
          </table:table-cell>
          <table:table-cell office:value-type="float" office:value="1" table:formula="of:=([.H2]/[.C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(20-[.C3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 stunted dev, 1 curved tail</text:p>
          </table:table-cell>
          <table:table-cell office:value-type="float" office:value="0.8" table:formula="of:=([.C3]/SUM([.C3];[.E3]))" table:style-name="ce1">
            <text:p>0.8</text:p>
          </table:table-cell>
          <table:table-cell office:value-type="float" office:value="0" table:formula="of:=([.F3]/SUM([.C3];[.E3]))" table:style-name="ce1">
            <text:p>0</text:p>
          </table:table-cell>
          <table:table-cell office:value-type="float" office:value="1" table:formula="of:=([.H3]/[.C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(20-[.C4])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 stunted dev, 1 curved tail</text:p>
          </table:table-cell>
          <table:table-cell office:value-type="float" office:value="0.75" table:formula="of:=([.C4]/SUM([.C4];[.E4]))" table:style-name="ce1">
            <text:p>0.75</text:p>
          </table:table-cell>
          <table:table-cell office:value-type="float" office:value="0" table:formula="of:=([.F4]/SUM([.C4];[.E4]))" table:style-name="ce1">
            <text:p>0</text:p>
          </table:table-cell>
          <table:table-cell office:value-type="float" office:value="1" table:formula="of:=([.H4]/[.C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2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(20-[.C5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 curved tails, 2 stunted dev</text:p>
          </table:table-cell>
          <table:table-cell office:value-type="float" office:value="0.55000000000000004" table:formula="of:=([.C5]/SUM([.C5];[.E5]))" table:style-name="ce1">
            <text:p>0.55</text:p>
          </table:table-cell>
          <table:table-cell office:value-type="float" office:value="0.05" table:formula="of:=([.F5]/SUM([.C5];[.E5]))" table:style-name="ce1">
            <text:p>0.05</text:p>
          </table:table-cell>
          <table:table-cell office:value-type="float" office:value="1" table:formula="of:=([.H5]/[.C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3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(20-[.C6])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 stunted dev</text:p>
          </table:table-cell>
          <table:table-cell office:value-type="float" office:value="0.65" table:formula="of:=([.C6]/SUM([.C6];[.E6]))" table:style-name="ce1">
            <text:p>0.65</text:p>
          </table:table-cell>
          <table:table-cell office:value-type="float" office:value="0.05" table:formula="of:=([.F6]/SUM([.C6];[.E6]))" table:style-name="ce1">
            <text:p>0.05</text:p>
          </table:table-cell>
          <table:table-cell office:value-type="float" office:value="1" table:formula="of:=([.H6]/[.C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4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formula="of:=(20-[.C7])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 stunted dev</text:p>
          </table:table-cell>
          <table:table-cell office:value-type="float" office:value="0.65" table:formula="of:=([.C7]/SUM([.C7];[.E7]))" table:style-name="ce1">
            <text:p>0.65</text:p>
          </table:table-cell>
          <table:table-cell office:value-type="float" office:value="0" table:formula="of:=([.F7]/SUM([.C7];[.E7]))" table:style-name="ce1">
            <text:p>0</text:p>
          </table:table-cell>
          <table:table-cell office:value-type="float" office:value="1" table:formula="of:=([.H7]/[.C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5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(20-[.C8])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 curved tails, 1 stunted dev</text:p>
          </table:table-cell>
          <table:table-cell office:value-type="float" office:value="0.6" table:formula="of:=([.C8]/SUM([.C8];[.E8]))" table:style-name="ce1">
            <text:p>0.6</text:p>
          </table:table-cell>
          <table:table-cell office:value-type="float" office:value="0" table:formula="of:=([.F8]/SUM([.C8];[.E8]))" table:style-name="ce1">
            <text:p>0</text:p>
          </table:table-cell>
          <table:table-cell office:value-type="float" office:value="1" table:formula="of:=([.H8]/[.C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6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(20-[.C9]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 stunted dev</text:p>
          </table:table-cell>
          <table:table-cell office:value-type="float" office:value="0.7" table:formula="of:=([.C9]/SUM([.C9];[.E9]))" table:style-name="ce1">
            <text:p>0.7</text:p>
          </table:table-cell>
          <table:table-cell office:value-type="float" office:value="0" table:formula="of:=([.F9]/SUM([.C9];[.E9]))" table:style-name="ce1">
            <text:p>0</text:p>
          </table:table-cell>
          <table:table-cell office:value-type="float" office:value="1" table:formula="of:=([.H9]/[.C9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7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formula="of:=(20-[.C10])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 expanded chest, 2 curved tails</text:p>
          </table:table-cell>
          <table:table-cell office:value-type="float" office:value="0.55000000000000004" table:formula="of:=([.C10]/SUM([.C10];[.E10]))" table:style-name="ce1">
            <text:p>0.55</text:p>
          </table:table-cell>
          <table:table-cell office:value-type="float" office:value="0" table:formula="of:=([.F10]/SUM([.C10];[.E10]))" table:style-name="ce1">
            <text:p>0</text:p>
          </table:table-cell>
          <table:table-cell office:value-type="float" office:value="1" table:formula="of:=([.H10]/[.C10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8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(20-[.C11]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0.7" table:formula="of:=([.C11]/SUM([.C11];[.E11]))" table:style-name="ce1">
            <text:p>0.7</text:p>
          </table:table-cell>
          <table:table-cell office:value-type="float" office:value="0" table:formula="of:=([.F11]/SUM([.C11];[.E11]))" table:style-name="ce1">
            <text:p>0</text:p>
          </table:table-cell>
          <table:table-cell office:value-type="float" office:value="1" table:formula="of:=([.H11]/[.C11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9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(20-[.C12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urved spine</text:p>
          </table:table-cell>
          <table:table-cell office:value-type="float" office:value="0.8" table:formula="of:=([.C12]/SUM([.C12];[.E12]))" table:style-name="ce1">
            <text:p>0.8</text:p>
          </table:table-cell>
          <table:table-cell office:value-type="float" office:value="0.05" table:formula="of:=([.F12]/SUM([.C12];[.E12]))" table:style-name="ce1">
            <text:p>0.05</text:p>
          </table:table-cell>
          <table:table-cell office:value-type="float" office:value="1" table:formula="of:=([.H12]/[.C1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0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(20-[.C13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 stunted development</text:p>
          </table:table-cell>
          <table:table-cell office:value-type="float" office:value="0.8" table:formula="of:=([.C13]/SUM([.C13];[.E13]))" table:style-name="ce1">
            <text:p>0.8</text:p>
          </table:table-cell>
          <table:table-cell office:value-type="float" office:value="0.05" table:formula="of:=([.F13]/SUM([.C13];[.E13]))" table:style-name="ce1">
            <text:p>0.05</text:p>
          </table:table-cell>
          <table:table-cell office:value-type="float" office:value="1" table:formula="of:=([.H13]/[.C1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01" table:formula="of:=([.A11]/10)" table:style-name="ce1">
            <text:p>0.01</text:p>
          </table:table-cell>
          <table:table-cell office:value-type="string" table:style-name="ce1">
            <text:p>A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(20-[.C14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xpanded torso</text:p>
          </table:table-cell>
          <table:table-cell office:value-type="float" office:value="0.7" table:formula="of:=([.C14]/SUM([.C14];[.E14]))" table:style-name="ce1">
            <text:p>0.7</text:p>
          </table:table-cell>
          <table:table-cell office:value-type="float" office:value="0.05" table:formula="of:=([.F14]/SUM([.C14];[.E14]))" table:style-name="ce1">
            <text:p>0.05</text:p>
          </table:table-cell>
          <table:table-cell office:value-type="float" office:value="1" table:formula="of:=([.H14]/[.C1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01" table:formula="of:=([.A12]/10)" table:style-name="ce1">
            <text:p>0.01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(20-[.C15]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 expanded torso, 1 curved spine</text:p>
          </table:table-cell>
          <table:table-cell office:value-type="float" office:value="0.7" table:formula="of:=([.C15]/SUM([.C15];[.E15]))" table:style-name="ce1">
            <text:p>0.7</text:p>
          </table:table-cell>
          <table:table-cell office:value-type="float" office:value="0" table:formula="of:=([.F15]/SUM([.C15];[.E15]))" table:style-name="ce1">
            <text:p>0</text:p>
          </table:table-cell>
          <table:table-cell office:value-type="float" office:value="1" table:formula="of:=([.H15]/[.C1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01" table:formula="of:=([.A13]/10)" table:style-name="ce1">
            <text:p>0.01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(20-[.C16]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xpanded torso</text:p>
          </table:table-cell>
          <table:table-cell office:value-type="float" office:value="0.85" table:formula="of:=([.C16]/SUM([.C16];[.E16]))" table:style-name="ce1">
            <text:p>0.85</text:p>
          </table:table-cell>
          <table:table-cell office:value-type="float" office:value="0.05" table:formula="of:=([.F16]/SUM([.C16];[.E16]))" table:style-name="ce1">
            <text:p>0.05</text:p>
          </table:table-cell>
          <table:table-cell office:value-type="float" office:value="1" table:formula="of:=([.H16]/[.C1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20-[.C17]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urved pine and tail</text:p>
          </table:table-cell>
          <table:table-cell office:value-type="float" office:value="0.9" table:formula="of:=([.C17]/SUM([.C17];[.E17]))" table:style-name="ce1">
            <text:p>0.9</text:p>
          </table:table-cell>
          <table:table-cell office:value-type="float" office:value="0.05" table:formula="of:=([.F17]/SUM([.C17];[.E17]))" table:style-name="ce1">
            <text:p>0.05</text:p>
          </table:table-cell>
          <table:table-cell office:value-type="float" office:value="1" table:formula="of:=([.H17]/[.C1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(20-[.C18])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.65" table:formula="of:=([.C18]/SUM([.C18];[.E18]))" table:style-name="ce1">
            <text:p>0.65</text:p>
          </table:table-cell>
          <table:table-cell office:value-type="float" office:value="0" table:formula="of:=([.F18]/SUM([.C18];[.E18]))" table:style-name="ce1">
            <text:p>0</text:p>
          </table:table-cell>
          <table:table-cell office:value-type="float" office:value="1" table:formula="of:=([.H18]/[.C1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(20-[.C19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urved spine and tail</text:p>
          </table:table-cell>
          <table:table-cell office:value-type="float" office:value="0.7" table:formula="of:=([.C19]/SUM([.C19];[.E19]))" table:style-name="ce1">
            <text:p>0.7</text:p>
          </table:table-cell>
          <table:table-cell office:value-type="float" office:value="0.05" table:formula="of:=([.F19]/SUM([.C19];[.E19]))" table:style-name="ce1">
            <text:p>0.05</text:p>
          </table:table-cell>
          <table:table-cell office:value-type="float" office:value="1" table:formula="of:=([.H19]/[.C19])" table:style-name="ce1">
            <text:p>1</text:p>
          </table:table-cell>
          <table:table-cell table:number-columns-repeated="1637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Tyler Nguyen</dc:creator>
    <meta:creation-date>2021-10-25T17:13:44Z</meta:creation-date>
    <dc:date>2022-03-21T22:13:59Z</dc:date>
    <meta:editing-cycles>6</meta:editing-cycles>
    <meta:editing-duration>PT845S</meta:editing-duration>
  </office:meta>
</office:document-meta>
</file>